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23d2" officeooo:paragraph-rsid="001623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cmath&gt;</text:p>
      <text:p text:style-name="P1">#include &lt;cstdio&gt;</text:p>
      <text:p text:style-name="P1">#include &lt;vector&gt;</text:p>
      <text:p text:style-name="P1">#include &lt;iostream&gt;</text:p>
      <text:p text:style-name="P1">#include &lt;algorithm&gt;</text:p>
      <text:p text:style-name="P1">using namespace std;</text:p>
      <text:p text:style-name="P1">int m,n,maxy;</text:p>
      <text:p text:style-name="P1">int conne(int *);</text:p>
      <text:p text:style-name="P1">int findmax(int *, int, int);</text:p>
      <text:p text:style-name="P1">int maxi(int,int);</text:p>
      <text:p text:style-name="P1">int main() {</text:p>
      <text:p text:style-name="P1"><text:s text:c="4"/>/* Enter your code here. Read input from STDIN. Print output to STDOUT */ <text:s text:c="2"/></text:p>
      <text:p text:style-name="P1"><text:s text:c="4"/></text:p>
      <text:p text:style-name="P1"><text:s text:c="4"/>cin&gt;&gt;m&gt;&gt;n;</text:p>
      <text:p text:style-name="P1"><text:s text:c="4"/>int a[m][n];</text:p>
      <text:p text:style-name="P1"/>
      <text:p text:style-name="P1"><text:s text:c="4"/>for(int i=0;i&lt;m;i++){</text:p>
      <text:p text:style-name="P1"><text:s text:c="8"/>for(int j=0;j&lt;n;j++){</text:p>
      <text:p text:style-name="P1"><text:s text:c="12"/>cin&gt;&gt;a[i][j];</text:p>
      <text:p text:style-name="P1"><text:s text:c="11"/>// cout&lt;&lt;a[i][j];</text:p>
      <text:p text:style-name="P1"><text:s text:c="8"/>}</text:p>
      <text:p text:style-name="P1"><text:s text:c="4"/>}</text:p>
      <text:p text:style-name="P1"><text:s text:c="4"/>cout&lt;&lt;conne((int *)a);</text:p>
      <text:p text:style-name="P1"/>
      <text:p text:style-name="P1"><text:s text:c="4"/>return 0;</text:p>
      <text:p text:style-name="P1">}</text:p>
      <text:p text:style-name="P1"/>
      <text:p text:style-name="P1">int conne(int *a){</text:p>
      <text:p text:style-name="P1"><text:s text:c="4"/>int ans = 0;</text:p>
      <text:p text:style-name="P1"><text:s text:c="6"/>for(int i=0;i&lt;m;i++){</text:p>
      <text:p text:style-name="P1"><text:s text:c="8"/>for(int j=0;j&lt;n;j++){</text:p>
      <text:p text:style-name="P1"><text:s text:c="12"/>if(*((a+i*n)+j) != 2){</text:p>
      <text:p text:style-name="P1"><text:s text:c="16"/>if(*((a+i*n)+j)==1){</text:p>
      <text:p text:style-name="P1"><text:s text:c="18"/>// *((a+i*n)+j) = 2;</text:p>
      <text:p text:style-name="P1"><text:s text:c="20"/>maxy = 1;</text:p>
      <text:p text:style-name="P1"><text:s text:c="20"/>*((a+i*n)+j) = 2;</text:p>
      <text:p text:style-name="P1"><text:s text:c="17"/>// <text:s text:c="2"/>cout&lt;&lt;"main i is "&lt;&lt;i&lt;&lt;"main j is "&lt;&lt;j&lt;&lt;endl;</text:p>
      <text:p text:style-name="P1"><text:s text:c="20"/>findmax((int *)a,i,j);</text:p>
      <text:p text:style-name="P1"><text:s text:c="18"/>// <text:s/>cout&lt;&lt;maxy;</text:p>
      <text:p text:style-name="P1"><text:s text:c="20"/>ans = maxi(ans,maxy); <text:s text:c="4"/></text:p>
      <text:p text:style-name="P1"><text:s text:c="16"/>}</text:p>
      <text:p text:style-name="P1"><text:s text:c="12"/>}</text:p>
      <text:p text:style-name="P1"><text:s text:c="8"/>}</text:p>
      <text:p text:style-name="P1"><text:s text:c="8"/></text:p>
      <text:p text:style-name="P1"><text:s text:c="4"/>}</text:p>
      <text:p text:style-name="P1"><text:s text:c="4"/>return ans;</text:p>
      <text:p text:style-name="P1">}</text:p>
      <text:p text:style-name="P1"/>
      <text:p text:style-name="P1">int maxi(int a, int b){</text:p>
      <text:p text:style-name="P1"><text:s text:c="4"/>if(a&gt;b){</text:p>
      <text:p text:style-name="P1"><text:s text:c="8"/>return a;</text:p>
      <text:p text:style-name="P1"><text:s text:c="4"/>}</text:p>
      <text:p text:style-name="P1"><text:soft-page-break/><text:s text:c="4"/>else return b;</text:p>
      <text:p text:style-name="P1">}</text:p>
      <text:p text:style-name="P1">int findmax(int *a,int row,int column){</text:p>
      <text:p text:style-name="P1"/>
      <text:p text:style-name="P1"><text:s text:c="4"/>for (int i = row-1; i&lt;= row+1;i++)</text:p>
      <text:p text:style-name="P1"><text:s text:c="4"/>{</text:p>
      <text:p text:style-name="P1"><text:s text:c="8"/>for (int j = column-1; j &lt;= column+1;j++)</text:p>
      <text:p text:style-name="P1"><text:s text:c="8"/>{</text:p>
      <text:p text:style-name="P1"><text:s text:c="12"/>if ((i&gt;=0) &amp;&amp; (j&gt;=0) &amp;&amp; (i &lt; m) &amp;&amp; (j &lt; n) &amp;&amp; !((i == row) &amp;&amp; (j == column))){</text:p>
      <text:p text:style-name="P1"><text:s text:c="19"/>// cout&lt;&lt;"i is"&lt;&lt;i&lt;&lt;"j is"&lt;&lt;j&lt;&lt;endl;</text:p>
      <text:p text:style-name="P1"><text:s text:c="20"/>//cout&lt;&lt;*((a+i*n)+j);</text:p>
      <text:p text:style-name="P1"><text:s text:c="20"/>if (*((a+i*n)+j) == 1)</text:p>
      <text:p text:style-name="P1"><text:s text:c="20"/>{ <text:s text:c="2"/></text:p>
      <text:p text:style-name="P1"><text:s text:c="24"/>*((a+i*n)+j) = 2;</text:p>
      <text:p text:style-name="P1"><text:s text:c="24"/>maxy++;</text:p>
      <text:p text:style-name="P1"><text:s text:c="20"/>// <text:s text:c="3"/>cout&lt;&lt;"before fun "&lt;&lt;maxy&lt;&lt;endl;</text:p>
      <text:p text:style-name="P1"><text:s text:c="24"/>maxy = findmax((int *)a,i,j);</text:p>
      <text:p text:style-name="P1"><text:s text:c="21"/>// <text:s text:c="2"/>cout&lt;&lt;"after fun "&lt;&lt;maxy&lt;&lt;endl;</text:p>
      <text:p text:style-name="P1"><text:s text:c="23"/>// return maxy;</text:p>
      <text:p text:style-name="P1"><text:s text:c="20"/>}</text:p>
      <text:p text:style-name="P1"><text:s text:c="20"/></text:p>
      <text:p text:style-name="P1"/>
      <text:p text:style-name="P1"><text:s text:c="16"/></text:p>
      <text:p text:style-name="P1"><text:s text:c="12"/>}</text:p>
      <text:p text:style-name="P1"><text:s text:c="8"/>}</text:p>
      <text:p text:style-name="P1"><text:s text:c="4"/>}</text:p>
      <text:p text:style-name="P1"><text:s text:c="4"/>return maxy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5T18:07:14.023072152</meta:creation-date>
    <dc:date>2015-07-05T18:07:26.549274108</dc:date>
    <meta:editing-duration>PT12S</meta:editing-duration>
    <meta:editing-cycles>1</meta:editing-cycles>
    <meta:generator>LibreOffice/4.4.2.2$Linux_X86_64 LibreOffice_project/40m0$Build-2</meta:generator>
    <meta:document-statistic meta:table-count="0" meta:image-count="0" meta:object-count="0" meta:page-count="2" meta:paragraph-count="74" meta:word-count="197" meta:character-count="1840" meta:non-whitespace-character-count="1037"/>
  </office:meta>
</office:document-meta>
</file>